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cc79b" draw:textarea-horizontal-align="justify" draw:textarea-vertical-align="middle" draw:auto-grow-height="false" fo:min-height="0.801cm" fo:min-width="3.8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solid" draw:fill-color="#add58a" draw:textarea-horizontal-align="justify" draw:textarea-vertical-align="middle" draw:auto-grow-height="false" fo:min-height="12.516cm" fo:min-width="4.94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65c295" draw:textarea-horizontal-align="justify" draw:textarea-vertical-align="middle" draw:auto-grow-height="false" fo:min-height="2.152cm" fo:min-width="2.753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3.208cm" fo:min-width="2.75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fcc79b" draw:textarea-horizontal-align="justify" draw:textarea-vertical-align="middle" draw:auto-grow-height="false" fo:min-height="0.707cm" fo:min-width="0.45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961cm" fo:min-width="3.85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_32__20_Dots_20_1_20_Dash" svg:stroke-width="0.035cm" draw:marker-start-width="0.252cm" draw:marker-end-width="0.252cm" draw:fill-color="#bce4e5" draw:textarea-horizontal-align="justify" draw:textarea-vertical-align="middle" draw:auto-grow-height="false" fo:min-height="2.951cm" fo:min-width="3.8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-color="#f37b70" draw:textarea-horizontal-align="justify" draw:textarea-vertical-align="middle" draw:auto-grow-height="false" fo:min-height="2.102cm" fo:min-width="2.75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_32__20_Dots_20_1_20_Dash" svg:stroke-width="0.035cm" draw:marker-start-width="0.252cm" draw:marker-end-width="0.252cm" draw:fill-color="#f8aa97" draw:textarea-horizontal-align="justify" draw:textarea-vertical-align="middle" draw:auto-grow-height="false" fo:min-height="2.112cm" fo:min-width="2.754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3.207cm" fo:min-width="2.754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0.707cm" fo:min-width="0.453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2.97cm" fo:min-width="3.85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draw:stroke-dash="_32__20_Dots_20_1_20_Dash"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f37b70" draw:textarea-horizontal-align="justify" draw:textarea-vertical-align="middle" draw:auto-grow-height="false" fo:min-height="0.801cm" fo:min-width="2.754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_32__20_Dots_20_1_20_Dash" svg:stroke-width="0.035cm" draw:marker-start-width="0.252cm" draw:marker-end-width="0.252cm" draw:fill-color="#f8aa97" draw:textarea-horizontal-align="justify" draw:textarea-vertical-align="middle" draw:auto-grow-height="false" fo:min-height="0.801cm" fo:min-width="2.754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65c295" draw:textarea-horizontal-align="justify" draw:textarea-vertical-align="middle" draw:auto-grow-height="false" fo:min-height="0.716cm" fo:min-width="2.753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cc79b"/>
      <style:paragraph-properties fo:text-align="center"/>
      <style:text-properties fo:font-size="10.5pt"/>
    </style:style>
    <style:style style:name="P3" style:family="paragraph">
      <loext:graphic-properties draw:fill="solid" draw:fill-color="#add58a"/>
      <style:paragraph-properties fo:text-align="center"/>
      <style:text-properties fo:font-size="10.5pt"/>
    </style:style>
    <style:style style:name="P4" style:family="paragraph">
      <loext:graphic-properties draw:fill-color="#65c295"/>
      <style:paragraph-properties fo:text-align="center"/>
      <style:text-properties fo:font-size="10.5pt"/>
    </style:style>
    <style:style style:name="P5" style:family="paragraph">
      <loext:graphic-properties draw:fill-color="#dddddd"/>
      <style:paragraph-properties fo:text-align="center"/>
      <style:text-properties fo:font-size="10.5pt"/>
    </style:style>
    <style:style style:name="P6" style:family="paragraph">
      <loext:graphic-properties draw:fill-color="#fcc79b"/>
      <style:paragraph-properties fo:text-align="center"/>
      <style:text-properties fo:font-size="10.5pt" style:font-size-asian="18pt" style:font-size-complex="18pt"/>
    </style:style>
    <style:style style:name="P7" style:family="paragraph">
      <style:paragraph-properties fo:text-align="center"/>
      <style:text-properties fo:font-size="10.5pt"/>
    </style:style>
    <style:style style:name="P8" style:family="paragraph">
      <loext:graphic-properties draw:fill-color="#bce4e5"/>
      <style:paragraph-properties fo:text-align="center"/>
      <style:text-properties fo:font-size="10.5pt"/>
    </style:style>
    <style:style style:name="P9" style:family="paragraph">
      <loext:graphic-properties draw:fill-color="#f37b70"/>
      <style:paragraph-properties fo:text-align="center"/>
      <style:text-properties fo:font-size="10.5pt"/>
    </style:style>
    <style:style style:name="P10" style:family="paragraph">
      <loext:graphic-properties draw:fill-color="#f8aa97"/>
      <style:paragraph-properties fo:text-align="center"/>
      <style:text-properties fo:font-size="10.5pt"/>
    </style:style>
    <style:style style:name="P11" style:family="paragraph">
      <loext:graphic-properties draw:fill-color="#dddddd"/>
      <style:paragraph-properties fo:text-align="center"/>
      <style:text-properties fo:font-size="10.5pt" style:font-size-asian="18pt" style:font-size-complex="18pt"/>
    </style:style>
    <style:style style:name="P12" style:family="paragraph">
      <loext:graphic-properties draw:fill-color="#dddddd"/>
      <style:paragraph-properties fo:text-align="center"/>
      <style:text-properties fo:font-size="10.5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0.5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84cm" svg:height="1.085cm" svg:x="7.206cm" svg:y="5.773cm">
          <text:p text:style-name="P1"><text:span text:style-name="T1">localhost:30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8cm" svg:height="12.8cm" svg:x="14.52cm" svg:y="1cm">
          <text:p text:style-name="P1"><text:span text:style-name="T1">Automatic</text:span></text:p>
          <text:p text:style-name="P1"><text:span text:style-name="T1">Assessment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87cm" svg:height="2.436cm" svg:x="15.617cm" svg:y="2.164cm">
          <text:p text:style-name="P1"><text:span text:style-name="T1">JavaScript</text:span></text:p>
          <text:p text:style-name="P1"><text:span text:style-name="T1">Marking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87cm" svg:height="3.492cm" svg:x="15.617cm" svg:y="9.261cm">
          <text:p text:style-name="P1"><text:span text:style-name="T1">Other</text:span></text:p>
          <text:p text:style-name="P1"><text:span text:style-name="T1">Marking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.973cm" svg:height="1.979cm" svg:x="14.082cm" svg:y="2.861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2" draw:id="id2" draw:layer="layout" svg:width="4.384cm" svg:height="3.245cm" svg:x="7.206cm" svg:y="6.867cm">
          <text:p text:style-name="P1"><text:span text:style-name="T1">Hyperledger</text:span></text:p>
          <text:p text:style-name="P1"><text:span text:style-name="T1">Composer</text:span></text:p>
          <text:p text:style-name="P1"><text:span text:style-name="T1">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384cm" svg:height="3.235cm" svg:x="7.206cm" svg:y="10.131cm">
          <text:p text:style-name="P1"><text:span text:style-name="T1">Hyperledger</text:span></text:p>
          <text:p text:style-name="P1"><text:span text:style-name="T1">Fabric</text:span></text:p>
          <text:p text:style-name="P1"><text:span text:style-name="T1">Blockcha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1.973cm" svg:height="1.979cm" svg:x="6.191cm" svg:y="5.855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xml:id="id4" draw:id="id4" draw:layer="layout" svg:width="3.288cm" svg:height="2.386cm" svg:x="1cm" svg:y="1.434cm">
          <text:p text:style-name="P1"><text:span text:style-name="T1">Learner’s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" draw:id="id5" draw:layer="layout" svg:width="3.288cm" svg:height="2.396cm" svg:x="1cm" svg:y="5.763cm">
          <text:p text:style-name="P1"><text:span text:style-name="T1">Teacher’s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6" draw:id="id6" draw:layer="layout" svg:width="3.288cm" svg:height="3.491cm" svg:x="1cm" svg:y="10.112cm">
          <text:p text:style-name="P1"><text:span text:style-name="T1">Public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1.973cm" svg:height="1.979cm" svg:x="14.082cm" svg:y="9.96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2" xml:id="id7" draw:id="id7" draw:layer="layout" svg:width="4.384cm" svg:height="3.254cm" svg:x="7.23cm" svg:y="1.434cm">
          <text:p text:style-name="P1"><text:span text:style-name="T3">Content</text:span></text:p>
          <text:p text:style-name="P1"><text:span text:style-name="T3">Delivery</text:span></text:p>
          <text:p text:style-name="P1"><text:span text:style-name="T3">Services</text:span></text:p>
          <text:p text:style-name="P1"><text:span text:style-name="T3">(eg. youtube.com)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" svg:x1="14.082cm" svg:y1="3.85cm" svg:x2="11.59cm" svg:y2="8.489cm" draw:start-shape="id1" draw:start-glue-point="5" draw:end-shape="id2" draw:end-glue-point="1" svg:d="M14082 3850l-2492 4639" svg:viewBox="0 0 2493 4640">
          <text:p/>
        </draw:connector>
        <draw:connector draw:style-name="gr14" draw:text-style-name="P13" draw:layer="layout" draw:type="line" svg:x1="6.191cm" svg:y1="6.844cm" svg:x2="4.288cm" svg:y2="2.627cm" draw:start-shape="id3" draw:start-glue-point="5" draw:end-shape="id4" draw:end-glue-point="1" svg:d="M6191 6844l-1903-4217" svg:viewBox="0 0 1904 4218">
          <text:p/>
        </draw:connector>
        <draw:connector draw:style-name="gr14" draw:text-style-name="P13" draw:layer="layout" draw:type="line" svg:x1="6.191cm" svg:y1="6.844cm" svg:x2="4.288cm" svg:y2="6.961cm" draw:start-shape="id3" draw:start-glue-point="5" draw:end-shape="id5" svg:d="M6191 6844l-1903 117" svg:viewBox="0 0 1904 118">
          <text:p/>
        </draw:connector>
        <draw:connector draw:style-name="gr15" draw:text-style-name="P13" draw:layer="layout" draw:type="line" svg:x1="6.191cm" svg:y1="6.844cm" svg:x2="4.288cm" svg:y2="11.857cm" draw:start-shape="id3" draw:start-glue-point="5" draw:end-shape="id6" draw:end-glue-point="1" svg:d="M6191 6844l-1903 5013" svg:viewBox="0 0 1904 5014">
          <text:p/>
        </draw:connector>
        <draw:connector draw:style-name="gr13" draw:text-style-name="P13" draw:layer="layout" draw:type="line" svg:x1="4.288cm" svg:y1="2.627cm" svg:x2="7.23cm" svg:y2="3.061cm" draw:start-shape="id4" draw:start-glue-point="1" draw:end-shape="id7" draw:end-glue-point="3" svg:d="M4288 2627l2942 434" svg:viewBox="0 0 2943 435">
          <text:p/>
        </draw:connector>
        <draw:connector draw:style-name="gr14" draw:text-style-name="P13" draw:layer="layout" draw:type="line" svg:x1="4.288cm" svg:y1="6.961cm" svg:x2="7.23cm" svg:y2="3.061cm" draw:start-shape="id5" draw:start-glue-point="1" draw:end-shape="id7" draw:end-glue-point="3" svg:d="M4288 6961l2942-3900" svg:viewBox="0 0 2943 3901">
          <text:p/>
        </draw:connector>
        <draw:connector draw:style-name="gr15" draw:text-style-name="P13" draw:layer="layout" draw:type="line" svg:x1="14.082cm" svg:y1="10.949cm" svg:x2="11.59cm" svg:y2="8.489cm" draw:start-shape="id8" draw:start-glue-point="5" draw:end-shape="id2" draw:end-glue-point="1" svg:d="M14082 10949l-2492-2460" svg:viewBox="0 0 2493 2461">
          <text:p/>
        </draw:connector>
        <draw:custom-shape draw:style-name="gr16" draw:text-style-name="P9" draw:layer="layout" svg:width="3.288cm" svg:height="1.085cm" svg:x="1cm" svg:y="3.82cm">
          <text:p text:style-name="P1"><text:span text:style-name="T1">localhost:808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288cm" svg:height="1.085cm" svg:x="1cm" svg:y="8.159cm">
          <text:p text:style-name="P1"><text:span text:style-name="T1">localhost:8081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287cm" svg:height="1cm" svg:x="15.613cm" svg:y="4.6cm">
          <text:p text:style-name="P1"><text:span text:style-name="T1">Heroku server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6:24:22.715045897</meta:creation-date>
    <dc:date>2018-03-26T17:45:07.116620012</dc:date>
    <meta:editing-duration>PT51M17S</meta:editing-duration>
    <meta:editing-cycles>17</meta:editing-cycles>
    <meta:generator>LibreOffice/5.4.5.1$Linux_X86_64 LibreOffice_project/40m0$Build-1</meta:generator>
    <meta:document-statistic meta:object-count="23"/>
  </office:meta>
</office:document-meta>
</file>